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5cm" fo:min-width="2.49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11cm" fo:min-width="1.974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51cm" fo:min-width="2.499cm"/>
      <style:paragraph-properties style:writing-mode="lr-tb"/>
    </style:style>
    <style:style style:name="gr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499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251cm" fo:min-width="1.999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25cm" fo:min-width="1.999cm"/>
      <style:paragraph-properties style:writing-mode="lr-tb"/>
    </style:style>
    <style:style style:name="gr13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19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3.571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251cm" fo:min-width="2.893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249cm" fo:min-width="2.893cm"/>
      <style:paragraph-properties style:writing-mode="lr-tb"/>
    </style:style>
    <style:style style:name="gr19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32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39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40" draw:marker-end-width="0.3cm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75cm" fo:min-width="3.5cm"/>
      <style:paragraph-properties style:writing-mode="lr-tb"/>
    </style:style>
    <style:style style:name="gr24" style:family="graphic" style:parent-style-name="standard" style:list-style-name="L1">
      <style:graphic-properties draw:fill="none" draw:textarea-horizontal-align="justify" draw:textarea-vertical-align="middle" draw:auto-grow-height="false" fo:min-height="0.75cm" fo:min-width="4.499cm"/>
      <style:paragraph-properties style:writing-mode="lr-tb"/>
    </style:style>
    <style:style style:name="gr25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6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27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28" style:family="graphic" style:parent-style-name="objectwithoutfill">
      <style:graphic-properties draw:marker-end="Puntas_20_de_20_flecha_20_16" draw:marker-end-width="0.3cm" draw:fill="none" draw:textarea-vertical-align="middle"/>
    </style:style>
    <style:style style:name="gr29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gr30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811cm" fo:min-width="2.33cm"/>
      <style:paragraph-properties style:writing-mode="lr-tb"/>
    </style:style>
    <style:style style:name="gr32" style:family="graphic" style:parent-style-name="objectwithoutfill">
      <style:graphic-properties draw:marker-end="Puntas_20_de_20_flecha_20_22" draw:marker-end-width="0.3cm" draw:fill="none" draw:textarea-vertical-align="middle"/>
    </style:style>
    <style:style style:name="gr33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0.811cm" fo:min-width="4.098cm"/>
      <style:paragraph-properties style:writing-mode="lr-tb"/>
    </style:style>
    <style:style style:name="gr35" style:family="graphic" style:parent-style-name="objectwithoutfill">
      <style:graphic-properties draw:marker-end="Puntas_20_de_20_flecha_20_24" draw:marker-end-width="0.3cm" draw:fill="none" draw:textarea-vertical-align="middle"/>
    </style:style>
    <style:style style:name="gr36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37" style:family="graphic" style:parent-style-name="objectwithoutfill">
      <style:graphic-properties draw:marker-end="Puntas_20_de_20_flecha_20_26" draw:marker-end-width="0.3cm" draw:fill="none" draw:textarea-vertical-align="middle"/>
    </style:style>
    <style:style style:name="gr38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39" style:family="graphic" style:parent-style-name="objectwithoutfill">
      <style:graphic-properties draw:marker-end="Puntas_20_de_20_flecha_20_28" draw:marker-end-width="0.3cm" draw:fill="none" draw:textarea-vertical-align="middle"/>
    </style:style>
    <style:style style:name="gr40" style:family="graphic" style:parent-style-name="standard" style:list-style-name="L1">
      <style:graphic-properties draw:fill="none" draw:textarea-horizontal-align="justify" draw:textarea-vertical-align="middle" draw:auto-grow-height="false" fo:min-height="0.75cm" fo:min-width="4.499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872cm" fo:min-width="2.68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5cm" fo:min-width="2.79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5cm" fo:min-width="1.75cm"/>
      <style:paragraph-properties style:writing-mode="lr-tb"/>
    </style:style>
    <style:style style:name="gr44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45" style:family="graphic" style:parent-style-name="objectwithoutfill">
      <style:graphic-properties draw:marker-end="Puntas_20_de_20_flecha_20_34" draw:marker-end-width="0.3cm" draw:fill="none" draw:textarea-vertical-align="middle"/>
    </style:style>
    <style:style style:name="gr46" style:family="graphic" style:parent-style-name="objectwithoutfill">
      <style:graphic-properties draw:marker-end="Puntas_20_de_20_flecha_20_36" draw:marker-end-width="0.3cm" draw:fill="none" draw:textarea-vertical-align="middle"/>
    </style:style>
    <style:style style:name="gr47" style:family="graphic" style:parent-style-name="objectwithoutfill">
      <style:graphic-properties draw:marker-end="Puntas_20_de_20_flecha_20_37" draw:marker-end-width="0.3cm" draw:fill="none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49" style:family="graphic" style:parent-style-name="objectwithoutfill">
      <style:graphic-properties draw:marker-end="Puntas_20_de_20_flecha_20_38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25cm" fo:min-width="4cm" fo:wrap-option="wrap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  <style:text-properties fo:font-size="9.89999961853027pt"/>
    </style:style>
    <style:style style:name="P4" style:family="paragraph">
      <loext:graphic-properties draw:fill="none"/>
      <style:paragraph-properties fo:text-align="center" style:writing-mode="lr-tb"/>
      <style:text-properties fo:font-size="9.89999961853027pt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.89999961853027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9.89999961853027pt"/>
    </style:style>
    <style:style style:name="P10" style:family="paragraph">
      <style:paragraph-properties fo:text-align="center" style:writing-mode="lr-tb"/>
      <style:text-properties fo:font-size="10pt"/>
    </style:style>
    <style:style style:name="P11" style:family="paragraph">
      <loext:graphic-properties draw:fill="none" draw:fill-color="#ffffff"/>
      <style:paragraph-properties style:writing-mode="lr-tb"/>
      <style:text-properties fo:font-size="10pt"/>
    </style:style>
    <style:style style:name="P12" style:family="paragraph"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9.89999961853027pt"/>
    </style:style>
    <style:style style:name="T3" style:family="text">
      <style:text-properties fo:font-size="12pt"/>
    </style:style>
    <style:style style:name="T4" style:family="text">
      <style:text-properties fo:font-size="9.89999961853027pt" style:text-underline-style="solid" style:text-underline-width="auto" style:text-underline-color="font-color"/>
    </style:style>
    <style:style style:name="T5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4.5cm" svg:height="7.1cm" svg:x="1cm" svg:y="0.5cm">
          <draw:text-box>
            <text:p><text:span text:style-name="T1">Los tres </text:span><text:span text:style-name="T1">archivos </text:span><text:span text:style-name="T1">principales </text:span><text:span text:style-name="T1">que </text:span><text:span text:style-name="T1">componen </text:span><text:span text:style-name="T1">el codigo </text:span><text:span text:style-name="T1">correspond</text:span><text:span text:style-name="T1">en a:</text:span></text:p>
            <text:p><text:span text:style-name="T1">Funciones.</text:span><text:span text:style-name="T1">py:</text:span></text:p>
            <text:p><text:span text:style-name="T1"><text:tab/></text:span><text:span text:style-name="T1">Conjunto </text:span><text:span text:style-name="T1">de </text:span><text:span text:style-name="T1">funciones </text:span><text:span text:style-name="T1">dedicadas </text:span><text:span text:style-name="T1">a facilitar el </text:span><text:span text:style-name="T1">manejo de </text:span><text:span text:style-name="T1">datos, </text:span><text:span text:style-name="T1">simplificand</text:span><text:span text:style-name="T1">o tareas </text:span><text:span text:style-name="T1">repetitivas.</text:span></text:p>
            <text:p><text:span text:style-name="T1"/></text:p>
            <text:p><text:span text:style-name="T1">gradientes.</text:span><text:span text:style-name="T1">py:</text:span></text:p>
            <text:p><text:span text:style-name="T1"><text:tab/></text:span><text:span text:style-name="T1">Todas </text:span><text:span text:style-name="T1">las </text:span><text:span text:style-name="T1">funciones y </text:span><text:span text:style-name="T1">clases </text:span><text:span text:style-name="T1">dedicadas </text:span><text:span text:style-name="T1">unicamente </text:span><text:span text:style-name="T1">al calculo </text:span><text:span text:style-name="T1">de los </text:span><text:span text:style-name="T1">gradientes </text:span><text:span text:style-name="T1">de </text:span><text:span text:style-name="T1">deformacio</text:span><text:span text:style-name="T1">n para una </text:span><text:span text:style-name="T1">malla de </text:span><text:span text:style-name="T1">elementos </text:span><text:span text:style-name="T1">finitos.</text:span></text:p>
            <text:p><text:span text:style-name="T1"/></text:p>
            <text:p><text:span text:style-name="T1">Reduccion</text:span><text:span text:style-name="T1">Orden.py:</text:span></text:p>
            <text:p><text:span text:style-name="T1"><text:tab/></text:span><text:span text:style-name="T1">Todas </text:span><text:span text:style-name="T1">las </text:span><text:span text:style-name="T1">funciones y </text:span><text:span text:style-name="T1">clases </text:span><text:span text:style-name="T1">dedicadas </text:span><text:span text:style-name="T1">a la </text:span><text:span text:style-name="T1">reduccion </text:span><text:span text:style-name="T1">de orden </text:span><text:span text:style-name="T1">de una </text:span><text:span text:style-name="T1">simulación, </text:span><text:span text:style-name="T1">calculo de </text:span><text:span text:style-name="T1">modos, </text:span><text:span text:style-name="T1">graficos, </text:span><text:span text:style-name="T1">guardado </text:span><text:span text:style-name="T1">de </text:span><text:span text:style-name="T1">resultados, </text:span><text:span text:style-name="T1">etc.</text:span></text:p>
            <text:p/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3" draw:text-style-name="P4" xml:id="id2" draw:id="id2" draw:layer="layout" svg:width="2.999cm" svg:height="1cm" svg:x="10.5cm" svg:y="1.519cm">
          <text:p text:style-name="P3"><text:span text:style-name="T2">get_resul</text:span><text:span text:style-name="T2">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.498cm" svg:height="1.499cm" svg:x="5cm" svg:y="1.499cm">
          <text:p text:style-name="P5"><text:span text:style-name="T3">Fun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2.999cm" svg:height="1.001cm" svg:x="10.501cm" svg:y="2.998cm">
          <text:p text:style-name="P3"><text:span text:style-name="T2">save_res</text:span><text:span text:style-name="T2">ul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999cm" svg:height="1cm" svg:x="10.501cm" svg:y="5.999cm">
          <text:p text:style-name="P3"><text:span text:style-name="T2">Borrar_fil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8.498cm" svg:y1="2.249cm" svg:x2="10.5cm" svg:y2="2.019cm" draw:start-shape="id1" draw:start-glue-point="10" draw:end-shape="id2" draw:end-glue-point="3" svg:d="M8498 2249h1001v-230h1001" svg:viewBox="0 0 2003 231">
          <text:p/>
        </draw:connector>
        <draw:connector draw:style-name="gr7" draw:text-style-name="P6" draw:layer="layout" svg:x1="6.749cm" svg:y1="2.998cm" svg:x2="10.501cm" svg:y2="6.499cm" draw:start-shape="id1" draw:start-glue-point="8" draw:end-shape="id3" draw:end-glue-point="3" svg:d="M6749 2998v3501h3752" svg:viewBox="0 0 3753 3502">
          <text:p/>
        </draw:connector>
        <draw:connector draw:style-name="gr8" draw:text-style-name="P6" draw:layer="layout" svg:x1="6.749cm" svg:y1="2.998cm" svg:x2="10.404cm" svg:y2="5.09cm" draw:start-shape="id1" draw:start-glue-point="8" draw:end-shape="id4" draw:end-glue-point="3" svg:d="M6749 2998v2092h3655" svg:viewBox="0 0 3656 2093">
          <text:p/>
        </draw:connector>
        <draw:connector draw:style-name="gr9" draw:text-style-name="P6" draw:layer="layout" svg:x1="6.749cm" svg:y1="2.998cm" svg:x2="10.501cm" svg:y2="3.498cm" draw:start-shape="id1" draw:start-glue-point="8" draw:end-shape="id5" draw:end-glue-point="3" svg:d="M6749 2998v501h2751v-1h1001" svg:viewBox="0 0 3753 502">
          <text:p/>
        </draw:connector>
        <draw:g>
          <draw:custom-shape draw:style-name="gr10" draw:text-style-name="P3" xml:id="id4" draw:id="id4" draw:layer="layout" svg:width="2.999cm" svg:height="1cm" svg:x="10.404cm" svg:y="4.59cm">
            <text:p text:style-name="P3"><text:span text:style-name="T2">ManejoDato</text:span><text:span text:style-name="T2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6" draw:id="id6" draw:layer="layout" svg:width="2.499cm" svg:height="0.501cm" svg:x="14.903cm" svg:y="4.59cm">
            <text:p text:style-name="P3"><text:span text:style-name="T2">ModoVecto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7" draw:id="id7" draw:layer="layout" svg:width="2.499cm" svg:height="0.5cm" svg:x="14.903cm" svg:y="5.09cm">
            <text:p text:style-name="P3"><text:span text:style-name="T2">Magnitu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svg:x1="13.403cm" svg:y1="5.09cm" svg:x2="14.903cm" svg:y2="4.84cm" draw:start-shape="id4" draw:start-glue-point="1" draw:end-shape="id6" draw:end-glue-point="3" svg:d="M13403 5090h749v-250h751" svg:viewBox="0 0 1501 251">
            <text:p/>
          </draw:connector>
          <draw:connector draw:style-name="gr14" draw:text-style-name="P6" draw:layer="layout" svg:x1="13.403cm" svg:y1="5.09cm" svg:x2="14.903cm" svg:y2="5.34cm" draw:start-shape="id4" draw:start-glue-point="1" draw:end-shape="id7" draw:end-glue-point="3" svg:d="M13403 5090h749v250h751" svg:viewBox="0 0 1501 251">
            <text:p/>
          </draw:connector>
        </draw:g>
        <draw:custom-shape draw:style-name="gr3" draw:text-style-name="P4" xml:id="id8" draw:id="id8" draw:layer="layout" svg:width="2.999cm" svg:height="1cm" svg:x="10.501cm" svg:y="7.499cm">
          <text:p text:style-name="P3"><text:span text:style-name="T2">Combinacion</text:span><text:span text:style-name="T2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6" draw:layer="layout" svg:x1="6.749cm" svg:y1="2.998cm" svg:x2="10.501cm" svg:y2="7.999cm" draw:start-shape="id1" draw:start-glue-point="8" draw:end-shape="id8" draw:end-glue-point="3" svg:d="M6749 2998v5001h3752" svg:viewBox="0 0 3753 5002">
          <text:p/>
        </draw:connector>
        <draw:custom-shape draw:style-name="gr16" draw:text-style-name="P3" xml:id="id9" draw:id="id9" draw:layer="layout" svg:width="4.071cm" svg:height="1cm" svg:x="10cm" svg:y="8.999cm">
          <text:p text:style-name="P3"><text:span text:style-name="T2">Resultados_vul</text:span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0" draw:id="id10" draw:layer="layout" svg:width="3.393cm" svg:height="0.501cm" svg:x="16.107cm" svg:y="8.999cm">
          <text:p text:style-name="P3"><text:span text:style-name="T2">desplazamiento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1" draw:id="id11" draw:layer="layout" svg:width="3.393cm" svg:height="0.499cm" svg:x="16.107cm" svg:y="9.5cm">
          <text:p text:style-name="P3"><text:span text:style-name="T2">Tensor_tensi</text:span><text:span text:style-name="T2">ones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4.071cm" svg:y1="9.499cm" svg:x2="16.107cm" svg:y2="9.249cm" draw:start-shape="id9" draw:start-glue-point="1" draw:end-shape="id10" draw:end-glue-point="3" svg:d="M14071 9499h1017v-250h1019" svg:viewBox="0 0 2037 251">
          <text:p/>
        </draw:connector>
        <draw:connector draw:style-name="gr14" draw:text-style-name="P6" draw:layer="layout" svg:x1="14.071cm" svg:y1="9.499cm" svg:x2="16.107cm" svg:y2="9.749cm" draw:start-shape="id9" draw:start-glue-point="1" draw:end-shape="id11" draw:end-glue-point="3" svg:d="M14071 9499h1017v250h1019" svg:viewBox="0 0 2037 251">
          <text:p/>
        </draw:connector>
        <draw:custom-shape draw:style-name="gr18" draw:text-style-name="P4" xml:id="id13" draw:id="id13" draw:layer="layout" svg:width="3.393cm" svg:height="0.499cm" svg:x="16.107cm" svg:y="9.999cm">
          <text:p text:style-name="P3"><text:span text:style-name="T2">incompresibilida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2" draw:id="id12" draw:layer="layout" svg:width="3.393cm" svg:height="0.499cm" svg:x="16.107cm" svg:y="10.5cm">
          <text:p text:style-name="P3"><text:span text:style-name="T2">Resultado</text:span>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svg:x1="14.071cm" svg:y1="9.499cm" svg:x2="16.107cm" svg:y2="10.749cm" draw:start-shape="id9" draw:start-glue-point="1" draw:end-shape="id12" draw:end-glue-point="3" svg:d="M14071 9499h1017v1250h1019" svg:viewBox="0 0 2037 1251">
          <text:p/>
        </draw:connector>
        <draw:connector draw:style-name="gr20" draw:text-style-name="P6" draw:layer="layout" svg:x1="14.071cm" svg:y1="9.499cm" svg:x2="16.107cm" svg:y2="10.248cm" draw:start-shape="id9" draw:start-glue-point="1" draw:end-shape="id13" draw:end-glue-point="3" svg:d="M14071 9499h1017v749h1019" svg:viewBox="0 0 2037 750">
          <text:p/>
        </draw:connector>
        <draw:connector draw:style-name="gr21" draw:text-style-name="P6" draw:layer="layout" svg:x1="6.749cm" svg:y1="2.998cm" svg:x2="10cm" svg:y2="9.499cm" draw:start-shape="id1" draw:start-glue-point="8" draw:end-shape="id9" draw:end-glue-point="3" svg:d="M6749 2998v6501h3251" svg:viewBox="0 0 3252 6502">
          <text:p/>
        </draw:connector>
        <draw:custom-shape draw:style-name="gr3" draw:text-style-name="P4" xml:id="id14" draw:id="id14" draw:layer="layout" svg:width="2.999cm" svg:height="1cm" svg:x="10.501cm" svg:y="10.5cm">
          <text:p text:style-name="P3"><text:span text:style-name="T2">Combinac</text:span><text:span text:style-name="T2">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layout" svg:x1="6.749cm" svg:y1="2.998cm" svg:x2="10.501cm" svg:y2="11cm" draw:start-shape="id1" draw:start-glue-point="8" draw:end-shape="id14" draw:end-glue-point="3" svg:d="M6749 2998v8002h3752" svg:viewBox="0 0 3753 8003">
          <text:p/>
        </draw:connecto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custom-shape draw:style-name="gr3" draw:text-style-name="P4" xml:id="id43" draw:id="id43" draw:layer="layout" svg:width="2.999cm" svg:height="1cm" svg:x="6.001cm" svg:y="11cm">
          <text:p text:style-name="P3"><text:span text:style-name="T2">SVD_Mo</text:span><text:span text:style-name="T2">d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2.999cm" svg:height="1cm" svg:x="5.5cm" svg:y="0.02cm">
          <text:p text:style-name="P3"><text:span text:style-name="T2">get_resul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5" draw:id="id15" draw:layer="layout" svg:width="3.498cm" svg:height="1.499cm" svg:x="0cm" svg:y="0cm">
          <text:p text:style-name="P5"><text:span text:style-name="T3">Fun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8" draw:id="id18" draw:layer="layout" svg:width="2.999cm" svg:height="1.001cm" svg:x="5.501cm" svg:y="1.499cm">
          <text:p text:style-name="P3"><text:span text:style-name="T2">save_res</text:span><text:span text:style-name="T2">ul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2.999cm" svg:height="1cm" svg:x="5.501cm" svg:y="4.5cm">
          <text:p text:style-name="P3"><text:span text:style-name="T2">Borrar_fi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31" draw:id="id31" draw:layer="layout" svg:width="4cm" svg:height="1cm" svg:x="18cm" svg:y="2cm">
          <text:p text:style-name="P3"><text:span text:style-name="T2">Gradientes_nodale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32" draw:id="id32" draw:layer="layout" svg:width="4.999cm" svg:height="1cm" svg:x="17.501cm" svg:y="3.5cm">
          <text:p text:style-name="P8"><text:span text:style-name="T2">Gradientes_nodale</text:span><text:span text:style-name="T2">s_Vulcan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45" draw:id="id45" draw:layer="layout" svg:width="4cm" svg:height="1cm" svg:x="5.5cm" svg:y="14cm">
          <text:p text:style-name="P3"><text:span text:style-name="T2">Armado_MSnaptchot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44" draw:id="id44" draw:layer="layout" svg:width="4cm" svg:height="1cm" svg:x="5.5cm" svg:y="12.5cm">
          <text:p text:style-name="P3"><text:span text:style-name="T2">Guardado_modos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.498cm" svg:y1="0.75cm" svg:x2="5.5cm" svg:y2="0.52cm" draw:start-shape="id15" draw:start-glue-point="10" draw:end-shape="id16" draw:end-glue-point="3" svg:d="M3498 750h1001v-230h1001" svg:viewBox="0 0 2003 231">
          <text:p/>
        </draw:connector>
        <draw:connector draw:style-name="gr7" draw:text-style-name="P6" draw:layer="layout" svg:x1="1.749cm" svg:y1="1.499cm" svg:x2="5.501cm" svg:y2="5cm" draw:start-shape="id15" draw:start-glue-point="8" draw:end-shape="id17" draw:end-glue-point="3" svg:d="M1749 1499v3501h3752" svg:viewBox="0 0 3753 3502">
          <text:p/>
        </draw:connector>
        <draw:connector draw:style-name="gr8" draw:text-style-name="P6" draw:layer="layout" svg:x1="1.749cm" svg:y1="1.499cm" svg:x2="5.404cm" svg:y2="3.591cm" draw:start-shape="id15" draw:start-glue-point="8" svg:d="M1749 1499v1297h3655v795" svg:viewBox="0 0 3656 2093">
          <text:p/>
        </draw:connector>
        <draw:connector draw:style-name="gr9" draw:text-style-name="P6" draw:layer="layout" svg:x1="1.749cm" svg:y1="1.499cm" svg:x2="5.501cm" svg:y2="1.999cm" draw:start-shape="id15" draw:start-glue-point="8" draw:end-shape="id18" draw:end-glue-point="3" svg:d="M1749 1499v501h2751v-1h1001" svg:viewBox="0 0 3753 502">
          <text:p/>
        </draw:connector>
        <draw:g>
          <draw:custom-shape draw:style-name="gr10" draw:text-style-name="P3" xml:id="id19" draw:id="id19" draw:layer="layout" svg:width="2.999cm" svg:height="1cm" svg:x="5.404cm" svg:y="3.091cm">
            <text:p text:style-name="P3"><text:span text:style-name="T2">ManejoDato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20" draw:id="id20" draw:layer="layout" svg:width="2.499cm" svg:height="0.501cm" svg:x="9.903cm" svg:y="3.091cm">
            <text:p text:style-name="P3"><text:span text:style-name="T2">Modo</text:span><text:span text:style-name="T2">Vecto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21" draw:id="id21" draw:layer="layout" svg:width="2.499cm" svg:height="0.5cm" svg:x="9.903cm" svg:y="3.591cm">
            <text:p text:style-name="P3"><text:span text:style-name="T2">Magni</text:span><text:span text:style-name="T2">tu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svg:x1="8.403cm" svg:y1="3.591cm" svg:x2="9.903cm" svg:y2="3.341cm" draw:start-shape="id19" draw:start-glue-point="1" draw:end-shape="id20" draw:end-glue-point="3" svg:d="M8403 3591h749v-250h751" svg:viewBox="0 0 1501 251">
            <text:p/>
          </draw:connector>
          <draw:connector draw:style-name="gr14" draw:text-style-name="P6" draw:layer="layout" svg:x1="8.403cm" svg:y1="3.591cm" svg:x2="9.903cm" svg:y2="3.841cm" draw:start-shape="id19" draw:start-glue-point="1" draw:end-shape="id21" draw:end-glue-point="3" svg:d="M8403 3591h749v250h751" svg:viewBox="0 0 1501 251">
            <text:p/>
          </draw:connector>
        </draw:g>
        <draw:g xml:id="id33" draw:id="id33">
          <draw:custom-shape draw:style-name="gr12" draw:text-style-name="P4" xml:id="id28" draw:id="id28" draw:layer="layout" svg:width="2.499cm" svg:height="0.5cm" svg:x="24.001cm" svg:y="6.5cm">
            <text:p text:style-name="P3"><text:span text:style-name="T2">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22" draw:id="id22" draw:layer="layout" svg:width="2.999cm" svg:height="1cm" svg:x="18.501cm" svg:y="5.001cm">
            <text:p text:style-name="P3"><text:span text:style-name="T2">Hex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4" xml:id="id23" draw:id="id23" draw:layer="layout" svg:width="2.499cm" svg:height="0.5cm" svg:x="24.001cm" svg:y="4cm">
            <text:p text:style-name="P3"><text:span text:style-name="T4">_get_</text:span><text:span text:style-name="T2">nod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24" draw:id="id24" draw:layer="layout" svg:width="2.499cm" svg:height="0.5cm" svg:x="24.001cm" svg:y="4.5cm">
            <text:p text:style-name="P3"><text:span text:style-name="T2">N_fun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25" draw:id="id25" draw:layer="layout" svg:width="2.499cm" svg:height="0.5cm" svg:x="24.001cm" svg:y="5cm">
            <text:p text:style-name="P3"><text:span text:style-name="T2">der_N_fu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26" draw:id="id26" draw:layer="layout" svg:width="2.499cm" svg:height="0.5cm" svg:x="24.001cm" svg:y="5.5cm">
            <text:p text:style-name="P3"><text:span text:style-name="T2">der_x_xi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27" draw:id="id27" draw:layer="layout" svg:width="2.499cm" svg:height="0.5cm" svg:x="24.001cm" svg:y="6cm">
            <text:p text:style-name="P3"><text:span text:style-name="T2">der_N_x</text:span></text:p>
            <draw:enhanced-geometry svg:viewBox="0 0 21600 21600" draw:type="rectangle" draw:enhanced-path="M 0 0 L 21600 0 21600 21600 0 21600 0 0 Z N"/>
          </draw:custom-shape>
          <draw:connector draw:style-name="gr25" draw:text-style-name="P6" draw:layer="layout" svg:x1="21.5cm" svg:y1="5.501cm" svg:x2="24.001cm" svg:y2="4.25cm" draw:start-shape="id22" draw:start-glue-point="1" draw:end-shape="id23" draw:end-glue-point="3" svg:d="M21500 5501h1250v-1251h1251" svg:viewBox="0 0 2502 1252">
            <text:p/>
          </draw:connector>
          <draw:connector draw:style-name="gr26" draw:text-style-name="P6" draw:layer="layout" svg:x1="21.5cm" svg:y1="5.501cm" svg:x2="24.001cm" svg:y2="4.75cm" draw:start-shape="id22" draw:start-glue-point="1" draw:end-shape="id24" draw:end-glue-point="3" svg:d="M21500 5501h1250v-751h1251" svg:viewBox="0 0 2502 752">
            <text:p/>
          </draw:connector>
          <draw:connector draw:style-name="gr27" draw:text-style-name="P6" draw:layer="layout" svg:x1="21.5cm" svg:y1="5.501cm" svg:x2="24.001cm" svg:y2="5.25cm" draw:start-shape="id22" draw:start-glue-point="1" draw:end-shape="id25" draw:end-glue-point="3" svg:d="M21500 5501h1250v-251h1251" svg:viewBox="0 0 2502 252">
            <text:p/>
          </draw:connector>
          <draw:connector draw:style-name="gr28" draw:text-style-name="P6" draw:layer="layout" svg:x1="21.5cm" svg:y1="5.501cm" svg:x2="24.001cm" svg:y2="5.75cm" draw:start-shape="id22" draw:start-glue-point="1" draw:end-shape="id26" draw:end-glue-point="3" svg:d="M21500 5501h1250v249h1251" svg:viewBox="0 0 2502 250">
            <text:p/>
          </draw:connector>
          <draw:connector draw:style-name="gr29" draw:text-style-name="P6" draw:layer="layout" svg:x1="21.5cm" svg:y1="5.501cm" svg:x2="24.001cm" svg:y2="6.25cm" draw:start-shape="id22" draw:start-glue-point="1" draw:end-shape="id27" draw:end-glue-point="3" svg:d="M21500 5501h1250v749h1251" svg:viewBox="0 0 2502 750">
            <text:p/>
          </draw:connector>
          <draw:connector draw:style-name="gr30" draw:text-style-name="P6" draw:layer="layout" svg:x1="21.5cm" svg:y1="5.501cm" svg:x2="24.001cm" svg:y2="6.75cm" draw:start-shape="id22" draw:start-glue-point="1" draw:end-shape="id28" draw:end-glue-point="3" svg:d="M21500 5501h1250v1249h1251" svg:viewBox="0 0 2502 1250">
            <text:p/>
          </draw:connector>
        </draw:g>
        <draw:custom-shape draw:style-name="gr3" draw:text-style-name="P4" xml:id="id29" draw:id="id29" draw:layer="layout" svg:width="2.999cm" svg:height="1cm" svg:x="5.501cm" svg:y="6cm">
          <text:p text:style-name="P3"><text:span text:style-name="T2">Combina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6" draw:layer="layout" svg:x1="1.749cm" svg:y1="1.499cm" svg:x2="5.501cm" svg:y2="6.5cm" draw:start-shape="id15" draw:start-glue-point="8" draw:end-shape="id29" draw:end-glue-point="3" svg:d="M1749 1499v5001h3752" svg:viewBox="0 0 3753 5002">
          <text:p/>
        </draw:connector>
        <draw:custom-shape draw:style-name="gr31" draw:text-style-name="P5" xml:id="id30" draw:id="id30" draw:layer="layout" svg:width="4cm" svg:height="1.499cm" svg:x="13.5cm" svg:y="0.001cm">
          <text:p text:style-name="P5"><text:span text:style-name="T3">Gradie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6" draw:layer="layout" svg:x1="15.5cm" svg:y1="1.5cm" svg:x2="18cm" svg:y2="2.5cm" draw:start-shape="id30" draw:start-glue-point="8" draw:end-shape="id31" draw:end-glue-point="3" svg:d="M15500 1500v1000h2500" svg:viewBox="0 0 2501 1001">
          <text:p/>
        </draw:connector>
        <draw:connector draw:style-name="gr33" draw:text-style-name="P6" draw:layer="layout" svg:x1="15.5cm" svg:y1="1.5cm" svg:x2="17.501cm" svg:y2="4cm" draw:start-shape="id30" draw:start-glue-point="8" draw:end-shape="id32" draw:end-glue-point="3" svg:d="M15500 1500v2500h2001" svg:viewBox="0 0 2002 2501">
          <text:p/>
        </draw:connector>
        <draw:custom-shape draw:style-name="gr34" draw:text-style-name="P5" xml:id="id42" draw:id="id42" draw:layer="layout" svg:width="6.5cm" svg:height="1.499cm" svg:x="1cm" svg:y="9.001cm">
          <text:p text:style-name="P5"><text:span text:style-name="T3">Reduccio</text:span><text:span text:style-name="T3">nOrden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svg:x1="15.5cm" svg:y1="1.5cm" svg:x2="18.501cm" svg:y2="5.5cm" draw:start-shape="id30" draw:start-glue-point="8" draw:end-shape="id33" draw:end-glue-point="3" svg:d="M15500 1500v4000h3001" svg:viewBox="0 0 3002 4001">
          <text:p/>
        </draw:connector>
        <draw:g xml:id="id41" draw:id="id41">
          <draw:custom-shape draw:style-name="gr12" draw:text-style-name="P4" xml:id="id40" draw:id="id40" draw:layer="layout" svg:width="2.499cm" svg:height="0.5cm" svg:x="24.001cm" svg:y="10cm">
            <text:p text:style-name="P3"><text:span text:style-name="T2">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34" draw:id="id34" draw:layer="layout" svg:width="2.999cm" svg:height="1cm" svg:x="18.501cm" svg:y="8.501cm">
            <text:p text:style-name="P3"><text:span text:style-name="T2">Hexs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4" xml:id="id35" draw:id="id35" draw:layer="layout" svg:width="2.499cm" svg:height="0.5cm" svg:x="24.001cm" svg:y="7.5cm">
            <text:p text:style-name="P3"><text:span text:style-name="T4">_get_</text:span><text:span text:style-name="T2">nod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36" draw:id="id36" draw:layer="layout" svg:width="2.499cm" svg:height="0.5cm" svg:x="24.001cm" svg:y="8cm">
            <text:p text:style-name="P3"><text:span text:style-name="T2">N_fun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37" draw:id="id37" draw:layer="layout" svg:width="2.499cm" svg:height="0.5cm" svg:x="24.001cm" svg:y="8.5cm">
            <text:p text:style-name="P3"><text:span text:style-name="T2">der_N_fu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38" draw:id="id38" draw:layer="layout" svg:width="2.499cm" svg:height="0.5cm" svg:x="24.001cm" svg:y="9cm">
            <text:p text:style-name="P3"><text:span text:style-name="T2">der_x_xi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39" draw:id="id39" draw:layer="layout" svg:width="2.499cm" svg:height="0.5cm" svg:x="24.001cm" svg:y="9.5cm">
            <text:p text:style-name="P3"><text:span text:style-name="T2">der_N_x</text:span></text:p>
            <draw:enhanced-geometry svg:viewBox="0 0 21600 21600" draw:type="rectangle" draw:enhanced-path="M 0 0 L 21600 0 21600 21600 0 21600 0 0 Z N"/>
          </draw:custom-shape>
          <draw:connector draw:style-name="gr25" draw:text-style-name="P6" draw:layer="layout" svg:x1="21.5cm" svg:y1="9.001cm" svg:x2="24.001cm" svg:y2="7.75cm" draw:start-shape="id34" draw:start-glue-point="1" draw:end-shape="id35" draw:end-glue-point="3" svg:d="M21500 9001h1250v-1251h1251" svg:viewBox="0 0 2502 1252">
            <text:p/>
          </draw:connector>
          <draw:connector draw:style-name="gr26" draw:text-style-name="P6" draw:layer="layout" svg:x1="21.5cm" svg:y1="9.001cm" svg:x2="24.001cm" svg:y2="8.25cm" draw:start-shape="id34" draw:start-glue-point="1" draw:end-shape="id36" draw:end-glue-point="3" svg:d="M21500 9001h1250v-751h1251" svg:viewBox="0 0 2502 752">
            <text:p/>
          </draw:connector>
          <draw:connector draw:style-name="gr27" draw:text-style-name="P6" draw:layer="layout" svg:x1="21.5cm" svg:y1="9.001cm" svg:x2="24.001cm" svg:y2="8.75cm" draw:start-shape="id34" draw:start-glue-point="1" draw:end-shape="id37" draw:end-glue-point="3" svg:d="M21500 9001h1250v-251h1251" svg:viewBox="0 0 2502 252">
            <text:p/>
          </draw:connector>
          <draw:connector draw:style-name="gr28" draw:text-style-name="P6" draw:layer="layout" svg:x1="21.5cm" svg:y1="9.001cm" svg:x2="24.001cm" svg:y2="9.25cm" draw:start-shape="id34" draw:start-glue-point="1" draw:end-shape="id38" draw:end-glue-point="3" svg:d="M21500 9001h1250v249h1251" svg:viewBox="0 0 2502 250">
            <text:p/>
          </draw:connector>
          <draw:connector draw:style-name="gr29" draw:text-style-name="P6" draw:layer="layout" svg:x1="21.5cm" svg:y1="9.001cm" svg:x2="24.001cm" svg:y2="9.75cm" draw:start-shape="id34" draw:start-glue-point="1" draw:end-shape="id39" draw:end-glue-point="3" svg:d="M21500 9001h1250v749h1251" svg:viewBox="0 0 2502 750">
            <text:p/>
          </draw:connector>
          <draw:connector draw:style-name="gr30" draw:text-style-name="P6" draw:layer="layout" svg:x1="21.5cm" svg:y1="9.001cm" svg:x2="24.001cm" svg:y2="10.25cm" draw:start-shape="id34" draw:start-glue-point="1" draw:end-shape="id40" draw:end-glue-point="3" svg:d="M21500 9001h1250v1249h1251" svg:viewBox="0 0 2502 1250">
            <text:p/>
          </draw:connector>
        </draw:g>
        <draw:connector draw:style-name="gr36" draw:text-style-name="P6" draw:layer="layout" svg:x1="15.5cm" svg:y1="1.5cm" svg:x2="18.501cm" svg:y2="9cm" draw:start-shape="id30" draw:start-glue-point="8" draw:end-shape="id41" draw:end-glue-point="3" svg:d="M15500 1500v7500h3001" svg:viewBox="0 0 3002 7501">
          <text:p/>
        </draw:connector>
        <draw:connector draw:style-name="gr37" draw:text-style-name="P6" draw:layer="layout" svg:x1="4.25cm" svg:y1="10.5cm" svg:x2="6.001cm" svg:y2="11.5cm" draw:start-shape="id42" draw:start-glue-point="8" draw:end-shape="id43" draw:end-glue-point="3" svg:d="M4250 10500v1000h1751" svg:viewBox="0 0 1752 1001">
          <text:p/>
        </draw:connector>
        <draw:connector draw:style-name="gr38" draw:text-style-name="P6" draw:layer="layout" svg:x1="4.25cm" svg:y1="10.5cm" svg:x2="5.5cm" svg:y2="13cm" draw:start-shape="id42" draw:start-glue-point="8" draw:end-shape="id44" draw:end-glue-point="3" svg:d="M4250 10500v2500h1250" svg:viewBox="0 0 1251 2501">
          <text:p/>
        </draw:connector>
        <draw:connector draw:style-name="gr39" draw:text-style-name="P6" draw:layer="layout" svg:x1="4.25cm" svg:y1="10.5cm" svg:x2="5.5cm" svg:y2="14.5cm" draw:start-shape="id42" draw:start-glue-point="8" draw:end-shape="id45" draw:end-glue-point="3" svg:d="M4250 10500v4000h1250" svg:viewBox="0 0 1251 4001">
          <text:p/>
        </draw:connector>
        <draw:custom-shape draw:style-name="gr16" draw:text-style-name="P3" xml:id="id46" draw:id="id46" draw:layer="layout" svg:width="4.071cm" svg:height="1cm" svg:x="5cm" svg:y="7.5cm">
          <text:p text:style-name="P3"><text:span text:style-name="T2">Resultados_</text:span><text:span text:style-name="T2">vulcan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47" draw:id="id47" draw:layer="layout" svg:width="3.393cm" svg:height="0.501cm" svg:x="11.107cm" svg:y="7.5cm">
          <text:p text:style-name="P3"><text:span text:style-name="T2">desplazamie</text:span><text:span text:style-name="T2">nto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48" draw:id="id48" draw:layer="layout" svg:width="3.393cm" svg:height="0.499cm" svg:x="11.107cm" svg:y="8.001cm">
          <text:p text:style-name="P3"><text:span text:style-name="T2">Tensor_tensi</text:span><text:span text:style-name="T2">ones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9.071cm" svg:y1="8cm" svg:x2="11.107cm" svg:y2="7.75cm" draw:start-shape="id46" draw:start-glue-point="1" draw:end-shape="id47" draw:end-glue-point="3" svg:d="M9071 8000h1017v-250h1019" svg:viewBox="0 0 2037 251">
          <text:p/>
        </draw:connector>
        <draw:connector draw:style-name="gr14" draw:text-style-name="P6" draw:layer="layout" svg:x1="9.071cm" svg:y1="8cm" svg:x2="11.107cm" svg:y2="8.25cm" draw:start-shape="id46" draw:start-glue-point="1" draw:end-shape="id48" draw:end-glue-point="3" svg:d="M9071 8000h1017v250h1019" svg:viewBox="0 0 2037 251">
          <text:p/>
        </draw:connector>
        <draw:custom-shape draw:style-name="gr18" draw:text-style-name="P4" xml:id="id50" draw:id="id50" draw:layer="layout" svg:width="3.393cm" svg:height="0.499cm" svg:x="11.107cm" svg:y="8.5cm">
          <text:p text:style-name="P3"><text:span text:style-name="T2">incompresibi</text:span><text:span text:style-name="T2">lidad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49" draw:id="id49" draw:layer="layout" svg:width="3.393cm" svg:height="0.499cm" svg:x="11.107cm" svg:y="9.001cm">
          <text:p text:style-name="P3"><text:span text:style-name="T2">Resultado</text:span>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svg:x1="9.071cm" svg:y1="8cm" svg:x2="11.107cm" svg:y2="9.25cm" draw:start-shape="id46" draw:start-glue-point="1" draw:end-shape="id49" draw:end-glue-point="3" svg:d="M9071 8000h1017v1250h1019" svg:viewBox="0 0 2037 1251">
          <text:p/>
        </draw:connector>
        <draw:connector draw:style-name="gr20" draw:text-style-name="P6" draw:layer="layout" svg:x1="9.071cm" svg:y1="8cm" svg:x2="11.107cm" svg:y2="8.749cm" draw:start-shape="id46" draw:start-glue-point="1" draw:end-shape="id50" draw:end-glue-point="3" svg:d="M9071 8000h1017v749h1019" svg:viewBox="0 0 2037 750">
          <text:p/>
        </draw:connector>
        <draw:connector draw:style-name="gr21" draw:text-style-name="P6" draw:layer="layout" svg:x1="1.749cm" svg:y1="1.499cm" svg:x2="5cm" svg:y2="8cm" draw:start-shape="id15" draw:start-glue-point="8" draw:end-shape="id46" draw:end-glue-point="3" svg:d="M1749 1499v6501h3251" svg:viewBox="0 0 3252 6502">
          <text:p/>
        </draw:connector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custom-shape draw:style-name="gr3" draw:text-style-name="P4" xml:id="id79" draw:id="id79" draw:layer="layout" svg:width="2.999cm" svg:height="1cm" svg:x="6.001cm" svg:y="11cm">
          <text:p text:style-name="P3"><text:span text:style-name="T2">SVD_Mod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" draw:id="id52" draw:layer="layout" svg:width="2.999cm" svg:height="1cm" svg:x="5.5cm" svg:y="0.02cm">
          <text:p text:style-name="P3"><text:span text:style-name="T2">get_resul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1" draw:id="id51" draw:layer="layout" svg:width="3.498cm" svg:height="1.499cm" svg:x="0cm" svg:y="0cm">
          <text:p text:style-name="P5"><text:span text:style-name="T3">Fun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4" draw:id="id54" draw:layer="layout" svg:width="2.999cm" svg:height="1.001cm" svg:x="5.501cm" svg:y="1.499cm">
          <text:p text:style-name="P3"><text:span text:style-name="T2">save_resul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2.999cm" svg:height="1cm" svg:x="5.501cm" svg:y="4.5cm">
          <text:p text:style-name="P3"><text:span text:style-name="T2">Borrar_file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67" draw:id="id67" draw:layer="layout" svg:width="4cm" svg:height="1cm" svg:x="18cm" svg:y="2cm">
          <text:p text:style-name="P3"><text:span text:style-name="T2">Gradientes_</text:span><text:span text:style-name="T2">nodales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xml:id="id68" draw:id="id68" draw:layer="layout" svg:width="4.999cm" svg:height="1cm" svg:x="17.501cm" svg:y="3.5cm">
          <text:p text:style-name="P8"><text:span text:style-name="T2">Gradientes_</text:span><text:span text:style-name="T2">nodales_Vul</text:span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81" draw:id="id81" draw:layer="layout" svg:width="4cm" svg:height="1cm" svg:x="5.5cm" svg:y="14cm">
          <text:p text:style-name="P3"><text:span text:style-name="T2">Armado_MS</text:span><text:span text:style-name="T2">naptchot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80" draw:id="id80" draw:layer="layout" svg:width="4cm" svg:height="1cm" svg:x="5.5cm" svg:y="12.5cm">
          <text:p text:style-name="P3"><text:span text:style-name="T2">Guardado_m</text:span><text:span text:style-name="T2">odos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.498cm" svg:y1="0.75cm" svg:x2="5.5cm" svg:y2="0.52cm" draw:start-shape="id51" draw:start-glue-point="10" draw:end-shape="id52" draw:end-glue-point="3" svg:d="M3498 750h1001v-230h1001" svg:viewBox="0 0 2003 231">
          <text:p/>
        </draw:connector>
        <draw:connector draw:style-name="gr7" draw:text-style-name="P6" draw:layer="layout" svg:x1="1.749cm" svg:y1="1.499cm" svg:x2="5.501cm" svg:y2="5cm" draw:start-shape="id51" draw:start-glue-point="8" draw:end-shape="id53" draw:end-glue-point="3" svg:d="M1749 1499v3501h3752" svg:viewBox="0 0 3753 3502">
          <text:p/>
        </draw:connector>
        <draw:connector draw:style-name="gr8" draw:text-style-name="P6" draw:layer="layout" svg:x1="1.749cm" svg:y1="1.499cm" svg:x2="5.404cm" svg:y2="3.591cm" draw:start-shape="id51" draw:start-glue-point="8" svg:d="M1749 1499v1297h3655v795" svg:viewBox="0 0 3656 2093">
          <text:p/>
        </draw:connector>
        <draw:connector draw:style-name="gr9" draw:text-style-name="P6" draw:layer="layout" svg:x1="1.749cm" svg:y1="1.499cm" svg:x2="5.501cm" svg:y2="1.999cm" draw:start-shape="id51" draw:start-glue-point="8" draw:end-shape="id54" draw:end-glue-point="3" svg:d="M1749 1499v501h2751v-1h1001" svg:viewBox="0 0 3753 502">
          <text:p/>
        </draw:connector>
        <draw:g>
          <draw:custom-shape draw:style-name="gr10" draw:text-style-name="P3" xml:id="id55" draw:id="id55" draw:layer="layout" svg:width="2.999cm" svg:height="1cm" svg:x="5.404cm" svg:y="3.091cm">
            <text:p text:style-name="P3"><text:span text:style-name="T2">ManejoDato</text:span><text:span text:style-name="T2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56" draw:id="id56" draw:layer="layout" svg:width="2.499cm" svg:height="0.501cm" svg:x="9.903cm" svg:y="3.091cm">
            <text:p text:style-name="P3"><text:span text:style-name="T2">ModoVecto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57" draw:id="id57" draw:layer="layout" svg:width="2.499cm" svg:height="0.5cm" svg:x="9.903cm" svg:y="3.591cm">
            <text:p text:style-name="P3"><text:span text:style-name="T2">Magnitu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6" draw:layer="layout" svg:x1="8.403cm" svg:y1="3.591cm" svg:x2="9.903cm" svg:y2="3.341cm" draw:start-shape="id55" draw:start-glue-point="1" draw:end-shape="id56" draw:end-glue-point="3" svg:d="M8403 3591h749v-250h751" svg:viewBox="0 0 1501 251">
            <text:p/>
          </draw:connector>
          <draw:connector draw:style-name="gr14" draw:text-style-name="P6" draw:layer="layout" svg:x1="8.403cm" svg:y1="3.591cm" svg:x2="9.903cm" svg:y2="3.841cm" draw:start-shape="id55" draw:start-glue-point="1" draw:end-shape="id57" draw:end-glue-point="3" svg:d="M8403 3591h749v250h751" svg:viewBox="0 0 1501 251">
            <text:p/>
          </draw:connector>
        </draw:g>
        <draw:g xml:id="id69" draw:id="id69">
          <draw:custom-shape draw:style-name="gr12" draw:text-style-name="P4" xml:id="id64" draw:id="id64" draw:layer="layout" svg:width="2.499cm" svg:height="0.5cm" svg:x="24.001cm" svg:y="6.5cm">
            <text:p text:style-name="P3"><text:span text:style-name="T2">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58" draw:id="id58" draw:layer="layout" svg:width="2.999cm" svg:height="1cm" svg:x="18.501cm" svg:y="5.001cm">
            <text:p text:style-name="P3"><text:span text:style-name="T2">Hex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4" xml:id="id59" draw:id="id59" draw:layer="layout" svg:width="2.499cm" svg:height="0.5cm" svg:x="24.001cm" svg:y="4cm">
            <text:p text:style-name="P3"><text:span text:style-name="T4">_get_</text:span><text:span text:style-name="T2">nod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60" draw:id="id60" draw:layer="layout" svg:width="2.499cm" svg:height="0.5cm" svg:x="24.001cm" svg:y="4.5cm">
            <text:p text:style-name="P3"><text:span text:style-name="T2">N_fun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61" draw:id="id61" draw:layer="layout" svg:width="2.499cm" svg:height="0.5cm" svg:x="24.001cm" svg:y="5cm">
            <text:p text:style-name="P3"><text:span text:style-name="T2">der_N_fu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62" draw:id="id62" draw:layer="layout" svg:width="2.499cm" svg:height="0.5cm" svg:x="24.001cm" svg:y="5.5cm">
            <text:p text:style-name="P3"><text:span text:style-name="T2">der_x_xi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63" draw:id="id63" draw:layer="layout" svg:width="2.499cm" svg:height="0.5cm" svg:x="24.001cm" svg:y="6cm">
            <text:p text:style-name="P3"><text:span text:style-name="T2">der_N_x</text:span></text:p>
            <draw:enhanced-geometry svg:viewBox="0 0 21600 21600" draw:type="rectangle" draw:enhanced-path="M 0 0 L 21600 0 21600 21600 0 21600 0 0 Z N"/>
          </draw:custom-shape>
          <draw:connector draw:style-name="gr25" draw:text-style-name="P6" draw:layer="layout" svg:x1="21.5cm" svg:y1="5.501cm" svg:x2="24.001cm" svg:y2="4.25cm" draw:start-shape="id58" draw:start-glue-point="1" draw:end-shape="id59" draw:end-glue-point="3" svg:d="M21500 5501h1250v-1251h1251" svg:viewBox="0 0 2502 1252">
            <text:p/>
          </draw:connector>
          <draw:connector draw:style-name="gr26" draw:text-style-name="P6" draw:layer="layout" svg:x1="21.5cm" svg:y1="5.501cm" svg:x2="24.001cm" svg:y2="4.75cm" draw:start-shape="id58" draw:start-glue-point="1" draw:end-shape="id60" draw:end-glue-point="3" svg:d="M21500 5501h1250v-751h1251" svg:viewBox="0 0 2502 752">
            <text:p/>
          </draw:connector>
          <draw:connector draw:style-name="gr27" draw:text-style-name="P6" draw:layer="layout" svg:x1="21.5cm" svg:y1="5.501cm" svg:x2="24.001cm" svg:y2="5.25cm" draw:start-shape="id58" draw:start-glue-point="1" draw:end-shape="id61" draw:end-glue-point="3" svg:d="M21500 5501h1250v-251h1251" svg:viewBox="0 0 2502 252">
            <text:p/>
          </draw:connector>
          <draw:connector draw:style-name="gr28" draw:text-style-name="P6" draw:layer="layout" svg:x1="21.5cm" svg:y1="5.501cm" svg:x2="24.001cm" svg:y2="5.75cm" draw:start-shape="id58" draw:start-glue-point="1" draw:end-shape="id62" draw:end-glue-point="3" svg:d="M21500 5501h1250v249h1251" svg:viewBox="0 0 2502 250">
            <text:p/>
          </draw:connector>
          <draw:connector draw:style-name="gr29" draw:text-style-name="P6" draw:layer="layout" svg:x1="21.5cm" svg:y1="5.501cm" svg:x2="24.001cm" svg:y2="6.25cm" draw:start-shape="id58" draw:start-glue-point="1" draw:end-shape="id63" draw:end-glue-point="3" svg:d="M21500 5501h1250v749h1251" svg:viewBox="0 0 2502 750">
            <text:p/>
          </draw:connector>
          <draw:connector draw:style-name="gr30" draw:text-style-name="P6" draw:layer="layout" svg:x1="21.5cm" svg:y1="5.501cm" svg:x2="24.001cm" svg:y2="6.75cm" draw:start-shape="id58" draw:start-glue-point="1" draw:end-shape="id64" draw:end-glue-point="3" svg:d="M21500 5501h1250v1249h1251" svg:viewBox="0 0 2502 1250">
            <text:p/>
          </draw:connector>
        </draw:g>
        <draw:custom-shape draw:style-name="gr3" draw:text-style-name="P4" xml:id="id65" draw:id="id65" draw:layer="layout" svg:width="2.999cm" svg:height="1cm" svg:x="5.501cm" svg:y="6cm">
          <text:p text:style-name="P3"><text:span text:style-name="T2">Combina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6" draw:layer="layout" svg:x1="1.749cm" svg:y1="1.499cm" svg:x2="5.501cm" svg:y2="6.5cm" draw:start-shape="id51" draw:start-glue-point="8" draw:end-shape="id65" draw:end-glue-point="3" svg:d="M1749 1499v5001h3752" svg:viewBox="0 0 3753 5002">
          <text:p/>
        </draw:connector>
        <draw:custom-shape draw:style-name="gr31" draw:text-style-name="P5" xml:id="id66" draw:id="id66" draw:layer="layout" svg:width="4cm" svg:height="1.499cm" svg:x="13.5cm" svg:y="0.001cm">
          <text:p text:style-name="P5"><text:span text:style-name="T3">Gradie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6" draw:layer="layout" svg:x1="15.5cm" svg:y1="1.5cm" svg:x2="18cm" svg:y2="2.5cm" draw:start-shape="id66" draw:start-glue-point="8" draw:end-shape="id67" draw:end-glue-point="3" svg:d="M15500 1500v1000h2500" svg:viewBox="0 0 2501 1001">
          <text:p/>
        </draw:connector>
        <draw:connector draw:style-name="gr33" draw:text-style-name="P6" draw:layer="layout" svg:x1="15.5cm" svg:y1="1.5cm" svg:x2="17.501cm" svg:y2="4cm" draw:start-shape="id66" draw:start-glue-point="8" draw:end-shape="id68" draw:end-glue-point="3" svg:d="M15500 1500v2500h2001" svg:viewBox="0 0 2002 2501">
          <text:p/>
        </draw:connector>
        <draw:custom-shape draw:style-name="gr34" draw:text-style-name="P5" xml:id="id78" draw:id="id78" draw:layer="layout" svg:width="6.5cm" svg:height="1.499cm" svg:x="1cm" svg:y="9.001cm">
          <text:p text:style-name="P5"><text:span text:style-name="T3">ReduccionOrden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6" draw:layer="layout" svg:x1="15.5cm" svg:y1="1.5cm" svg:x2="18.501cm" svg:y2="5.5cm" draw:start-shape="id66" draw:start-glue-point="8" draw:end-shape="id69" draw:end-glue-point="3" svg:d="M15500 1500v4000h3001" svg:viewBox="0 0 3002 4001">
          <text:p/>
        </draw:connector>
        <draw:g xml:id="id77" draw:id="id77">
          <draw:custom-shape draw:style-name="gr12" draw:text-style-name="P4" xml:id="id76" draw:id="id76" draw:layer="layout" svg:width="2.499cm" svg:height="0.5cm" svg:x="24.001cm" svg:y="10cm">
            <text:p text:style-name="P3"><text:span text:style-name="T2">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70" draw:id="id70" draw:layer="layout" svg:width="2.999cm" svg:height="1cm" svg:x="18.501cm" svg:y="8.501cm">
            <text:p text:style-name="P3"><text:span text:style-name="T2">Hexs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4" xml:id="id71" draw:id="id71" draw:layer="layout" svg:width="2.499cm" svg:height="0.5cm" svg:x="24.001cm" svg:y="7.5cm">
            <text:p text:style-name="P3"><text:span text:style-name="T4">_get_</text:span><text:span text:style-name="T2">node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72" draw:id="id72" draw:layer="layout" svg:width="2.499cm" svg:height="0.5cm" svg:x="24.001cm" svg:y="8cm">
            <text:p text:style-name="P3"><text:span text:style-name="T2">N_fun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73" draw:id="id73" draw:layer="layout" svg:width="2.499cm" svg:height="0.5cm" svg:x="24.001cm" svg:y="8.5cm">
            <text:p text:style-name="P3"><text:span text:style-name="T2">der_N_fu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74" draw:id="id74" draw:layer="layout" svg:width="2.499cm" svg:height="0.5cm" svg:x="24.001cm" svg:y="9cm">
            <text:p text:style-name="P3"><text:span text:style-name="T2">der_x_xi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75" draw:id="id75" draw:layer="layout" svg:width="2.499cm" svg:height="0.5cm" svg:x="24.001cm" svg:y="9.5cm">
            <text:p text:style-name="P3"><text:span text:style-name="T2">der_N_x</text:span></text:p>
            <draw:enhanced-geometry svg:viewBox="0 0 21600 21600" draw:type="rectangle" draw:enhanced-path="M 0 0 L 21600 0 21600 21600 0 21600 0 0 Z N"/>
          </draw:custom-shape>
          <draw:connector draw:style-name="gr25" draw:text-style-name="P6" draw:layer="layout" svg:x1="21.5cm" svg:y1="9.001cm" svg:x2="24.001cm" svg:y2="7.75cm" draw:start-shape="id70" draw:start-glue-point="1" draw:end-shape="id71" draw:end-glue-point="3" svg:d="M21500 9001h1250v-1251h1251" svg:viewBox="0 0 2502 1252">
            <text:p/>
          </draw:connector>
          <draw:connector draw:style-name="gr26" draw:text-style-name="P6" draw:layer="layout" svg:x1="21.5cm" svg:y1="9.001cm" svg:x2="24.001cm" svg:y2="8.25cm" draw:start-shape="id70" draw:start-glue-point="1" draw:end-shape="id72" draw:end-glue-point="3" svg:d="M21500 9001h1250v-751h1251" svg:viewBox="0 0 2502 752">
            <text:p/>
          </draw:connector>
          <draw:connector draw:style-name="gr27" draw:text-style-name="P6" draw:layer="layout" svg:x1="21.5cm" svg:y1="9.001cm" svg:x2="24.001cm" svg:y2="8.75cm" draw:start-shape="id70" draw:start-glue-point="1" draw:end-shape="id73" draw:end-glue-point="3" svg:d="M21500 9001h1250v-251h1251" svg:viewBox="0 0 2502 252">
            <text:p/>
          </draw:connector>
          <draw:connector draw:style-name="gr28" draw:text-style-name="P6" draw:layer="layout" svg:x1="21.5cm" svg:y1="9.001cm" svg:x2="24.001cm" svg:y2="9.25cm" draw:start-shape="id70" draw:start-glue-point="1" draw:end-shape="id74" draw:end-glue-point="3" svg:d="M21500 9001h1250v249h1251" svg:viewBox="0 0 2502 250">
            <text:p/>
          </draw:connector>
          <draw:connector draw:style-name="gr29" draw:text-style-name="P6" draw:layer="layout" svg:x1="21.5cm" svg:y1="9.001cm" svg:x2="24.001cm" svg:y2="9.75cm" draw:start-shape="id70" draw:start-glue-point="1" draw:end-shape="id75" draw:end-glue-point="3" svg:d="M21500 9001h1250v749h1251" svg:viewBox="0 0 2502 750">
            <text:p/>
          </draw:connector>
          <draw:connector draw:style-name="gr30" draw:text-style-name="P6" draw:layer="layout" svg:x1="21.5cm" svg:y1="9.001cm" svg:x2="24.001cm" svg:y2="10.25cm" draw:start-shape="id70" draw:start-glue-point="1" draw:end-shape="id76" draw:end-glue-point="3" svg:d="M21500 9001h1250v1249h1251" svg:viewBox="0 0 2502 1250">
            <text:p/>
          </draw:connector>
        </draw:g>
        <draw:connector draw:style-name="gr36" draw:text-style-name="P6" draw:layer="layout" svg:x1="15.5cm" svg:y1="1.5cm" svg:x2="18.501cm" svg:y2="9cm" draw:start-shape="id66" draw:start-glue-point="8" draw:end-shape="id77" draw:end-glue-point="3" svg:d="M15500 1500v7500h3001" svg:viewBox="0 0 3002 7501">
          <text:p/>
        </draw:connector>
        <draw:connector draw:style-name="gr37" draw:text-style-name="P6" draw:layer="layout" svg:x1="4.25cm" svg:y1="10.5cm" svg:x2="6.001cm" svg:y2="11.5cm" draw:start-shape="id78" draw:start-glue-point="8" draw:end-shape="id79" draw:end-glue-point="3" svg:d="M4250 10500v1000h1751" svg:viewBox="0 0 1752 1001">
          <text:p/>
        </draw:connector>
        <draw:connector draw:style-name="gr38" draw:text-style-name="P6" draw:layer="layout" svg:x1="4.25cm" svg:y1="10.5cm" svg:x2="5.5cm" svg:y2="13cm" draw:start-shape="id78" draw:start-glue-point="8" draw:end-shape="id80" draw:end-glue-point="3" svg:d="M4250 10500v2500h1250" svg:viewBox="0 0 1251 2501">
          <text:p/>
        </draw:connector>
        <draw:connector draw:style-name="gr39" draw:text-style-name="P6" draw:layer="layout" svg:x1="4.25cm" svg:y1="10.5cm" svg:x2="5.5cm" svg:y2="14.5cm" draw:start-shape="id78" draw:start-glue-point="8" draw:end-shape="id81" draw:end-glue-point="3" svg:d="M4250 10500v4000h1250" svg:viewBox="0 0 1251 4001">
          <text:p/>
        </draw:connector>
        <draw:custom-shape draw:style-name="gr16" draw:text-style-name="P3" xml:id="id82" draw:id="id82" draw:layer="layout" svg:width="4.071cm" svg:height="1cm" svg:x="5cm" svg:y="7.5cm">
          <text:p text:style-name="P3"><text:span text:style-name="T2">Resultados_vulcan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83" draw:id="id83" draw:layer="layout" svg:width="3.393cm" svg:height="0.501cm" svg:x="11.107cm" svg:y="7.5cm">
          <text:p text:style-name="P3"><text:span text:style-name="T2">desplazamiento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84" draw:id="id84" draw:layer="layout" svg:width="3.393cm" svg:height="0.499cm" svg:x="11.107cm" svg:y="8.001cm">
          <text:p text:style-name="P3"><text:span text:style-name="T2">Tensor_tensiones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9.071cm" svg:y1="8cm" svg:x2="11.107cm" svg:y2="7.75cm" draw:start-shape="id82" draw:start-glue-point="1" draw:end-shape="id83" draw:end-glue-point="3" svg:d="M9071 8000h1017v-250h1019" svg:viewBox="0 0 2037 251">
          <text:p/>
        </draw:connector>
        <draw:connector draw:style-name="gr14" draw:text-style-name="P6" draw:layer="layout" svg:x1="9.071cm" svg:y1="8cm" svg:x2="11.107cm" svg:y2="8.25cm" draw:start-shape="id82" draw:start-glue-point="1" draw:end-shape="id84" draw:end-glue-point="3" svg:d="M9071 8000h1017v250h1019" svg:viewBox="0 0 2037 251">
          <text:p/>
        </draw:connector>
        <draw:custom-shape draw:style-name="gr18" draw:text-style-name="P4" xml:id="id86" draw:id="id86" draw:layer="layout" svg:width="3.393cm" svg:height="0.499cm" svg:x="11.107cm" svg:y="8.5cm">
          <text:p text:style-name="P3"><text:span text:style-name="T2">incompresibilidad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85" draw:id="id85" draw:layer="layout" svg:width="3.393cm" svg:height="0.499cm" svg:x="11.107cm" svg:y="9.001cm">
          <text:p text:style-name="P3"><text:span text:style-name="T2">Resultado</text:span>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svg:x1="9.071cm" svg:y1="8cm" svg:x2="11.107cm" svg:y2="9.25cm" draw:start-shape="id82" draw:start-glue-point="1" draw:end-shape="id85" draw:end-glue-point="3" svg:d="M9071 8000h1017v1250h1019" svg:viewBox="0 0 2037 1251">
          <text:p/>
        </draw:connector>
        <draw:connector draw:style-name="gr20" draw:text-style-name="P6" draw:layer="layout" svg:x1="9.071cm" svg:y1="8cm" svg:x2="11.107cm" svg:y2="8.749cm" draw:start-shape="id82" draw:start-glue-point="1" draw:end-shape="id86" draw:end-glue-point="3" svg:d="M9071 8000h1017v749h1019" svg:viewBox="0 0 2037 750">
          <text:p/>
        </draw:connector>
        <draw:connector draw:style-name="gr21" draw:text-style-name="P6" draw:layer="layout" svg:x1="1.749cm" svg:y1="1.499cm" svg:x2="5cm" svg:y2="8cm" draw:start-shape="id51" draw:start-glue-point="8" draw:end-shape="id82" draw:end-glue-point="3" svg:d="M1749 1499v6501h3251" svg:viewBox="0 0 3252 6502">
          <text:p/>
        </draw:connector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41" draw:text-style-name="P10" xml:id="id87" draw:id="id87" draw:layer="layout" svg:width="4.5cm" svg:height="3cm" svg:x="11.953cm" svg:y="0.5cm">
          <text:p text:style-name="P10"><text:span text:style-name="T5">Simulacion con Penalizador 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xml:id="id89" draw:id="id89" draw:layer="layout" svg:width="6.593cm" svg:height="2cm" svg:x="10.907cm" svg:y="9.5cm">
          <text:p text:style-name="P10"><text:span text:style-name="T5">Condicion de incompresibilid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0" xml:id="id88" draw:id="id88" draw:layer="layout" svg:width="4.5cm" svg:height="3.5cm" svg:x="11.953cm" svg:y="4.5cm">
          <text:p text:style-name="P10"><text:span text:style-name="T5">Se cumple numero de step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4" draw:text-style-name="P6" draw:layer="layout" svg:x1="14.203cm" svg:y1="3.5cm" svg:x2="14.203cm" svg:y2="4.5cm" draw:start-shape="id87" draw:start-glue-point="8" draw:end-shape="id88" draw:end-glue-point="4" svg:d="M14203 3500v1000" svg:viewBox="0 0 1 1001">
          <text:p/>
        </draw:connector>
        <draw:connector draw:style-name="gr45" draw:text-style-name="P6" draw:layer="layout" draw:type="line" svg:x1="14.203cm" svg:y1="8cm" svg:x2="14.204cm" svg:y2="9.5cm" draw:start-shape="id88" draw:start-glue-point="6" draw:end-shape="id89" draw:end-glue-point="4" svg:d="M14203 8000l1 1500" svg:viewBox="0 0 2 1501">
          <text:p/>
        </draw:connector>
        <draw:connector draw:style-name="gr46" draw:text-style-name="P6" draw:layer="layout" draw:line-skew="-2.452cm" svg:x1="11.953cm" svg:y1="6.25cm" svg:x2="11.953cm" svg:y2="2cm" draw:start-shape="id88" draw:start-glue-point="5" draw:end-shape="id87" draw:end-glue-point="6" svg:d="M11953 6250h-2953v-4250h2953" svg:viewBox="0 0 2954 4251">
          <text:p/>
        </draw:connector>
        <draw:connector draw:style-name="gr47" draw:text-style-name="P6" draw:layer="layout" draw:line-skew="0.499cm" svg:x1="17.5cm" svg:y1="10.5cm" svg:x2="16.453cm" svg:y2="2cm" draw:start-shape="id89" draw:start-glue-point="7" draw:end-shape="id87" draw:end-glue-point="10" svg:d="M17500 10500h1000v-8500h-2047" svg:viewBox="0 0 2048 8501">
          <text:p/>
        </draw:connector>
        <draw:custom-shape draw:style-name="gr48" draw:text-style-name="P10" xml:id="id90" draw:id="id90" draw:layer="layout" svg:width="6cm" svg:height="1.5cm" svg:x="11.203cm" svg:y="13cm">
          <text:p text:style-name="P10"><text:span text:style-name="T5">Se acepta la simulacion</text:span></text:p>
          <draw:enhanced-geometry svg:viewBox="0 0 21600 21600" draw:type="rectangle" draw:enhanced-path="M 0 0 L 21600 0 21600 21600 0 21600 0 0 Z N"/>
        </draw:custom-shape>
        <draw:connector draw:style-name="gr49" draw:text-style-name="P6" draw:layer="layout" svg:x1="14.204cm" svg:y1="11.5cm" svg:x2="14.203cm" svg:y2="13cm" draw:start-shape="id89" draw:start-glue-point="6" draw:end-shape="id90" draw:end-glue-point="0" svg:d="M14204 11500v751h-1v749" svg:viewBox="0 0 2 1501">
          <text:p/>
        </draw:connector>
        <draw:frame draw:style-name="gr50" draw:text-style-name="P11" draw:layer="layout" svg:width="2cm" svg:height="0.645cm" svg:x="8cm" svg:y="3.355cm">
          <draw:text-box>
            <text:p><text:span text:style-name="T5">NO</text:span></text:p>
          </draw:text-box>
        </draw:frame>
        <draw:frame draw:style-name="gr50" draw:text-style-name="P11" draw:layer="layout" svg:width="2cm" svg:height="0.645cm" svg:x="19cm" svg:y="5.855cm">
          <draw:text-box>
            <text:p><text:span text:style-name="T5">NO</text:span></text:p>
          </draw:text-box>
        </draw:frame>
        <draw:frame draw:style-name="gr50" draw:text-style-name="P11" draw:layer="layout" svg:width="2cm" svg:height="0.645cm" svg:x="13cm" svg:y="8.355cm">
          <draw:text-box>
            <text:p><text:span text:style-name="T5">SI</text:span></text:p>
          </draw:text-box>
        </draw:frame>
        <draw:frame draw:style-name="gr50" draw:text-style-name="P11" draw:layer="layout" svg:width="2cm" svg:height="0.645cm" svg:x="13cm" svg:y="11.855cm">
          <draw:text-box>
            <text:p><text:span text:style-name="T5">SI</text:span></text:p>
          </draw:text-box>
        </draw:frame>
        <draw:frame draw:style-name="gr51" draw:text-style-name="P11" draw:layer="layout" svg:width="2.5cm" svg:height="1.039cm" svg:x="6cm" svg:y="4cm">
          <draw:text-box>
            <text:p><text:span text:style-name="T5">Se baja el penalizador</text:span></text:p>
          </draw:text-box>
        </draw:frame>
        <draw:frame draw:style-name="gr51" draw:text-style-name="P11" draw:layer="layout" svg:width="2.5cm" svg:height="1.039cm" svg:x="19cm" svg:y="7cm">
          <draw:text-box>
            <text:p><text:span text:style-name="T5">Se sube el penalizad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" draw:text-style-name="P1" draw:layer="layout" svg:width="4.5cm" svg:height="0.645cm" svg:x="0.5cm" svg:y="0.5cm">
          <draw:text-box>
            <text:p>Algoritmo ML</text:p>
          </draw:text-box>
        </draw:frame>
        <draw:custom-shape draw:style-name="gr52" draw:text-style-name="P12" draw:layer="layout" svg:width="4.5cm" svg:height="1.5cm" svg:x="2cm" svg:y="1.625cm">
          <text:p text:style-name="P12">mlp_model.py:</text:p>
          <text:p text:style-name="P12">Crea arquitectrura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4.5cm" svg:height="1.5cm" svg:x="7.1cm" svg:y="1.625cm">
          <text:p text:style-name="P12">mlp_model_example.py:</text:p>
          <text:p text:style-name="P12">Entrena el modelo creado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4.5cm" svg:height="1.5cm" svg:x="12.2cm" svg:y="1.625cm">
          <text:p text:style-name="P12">dataloader.py:</text:p>
          <text:p text:style-name="P12">Carga la informacion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4.5cm" svg:height="1.5cm" svg:x="17.5cm" svg:y="1.625cm">
          <text:p text:style-name="P12">mlp_model_example.py:</text:p>
          <text:p text:style-name="P12">Ejecuta los dato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e8f2a1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3.963cm" svg:height="7.047cm" svg:x="3.665cm" svg:y="2.397cm"/>
      <draw:page-thumbnail draw:layer="backgroundobjects" svg:width="3.963cm" svg:height="7.047cm" svg:x="3.665cm" svg:y="10.445cm"/>
      <draw:page-thumbnail draw:layer="backgroundobjects" svg:width="3.963cm" svg:height="7.047cm" svg:x="3.665cm" svg:y="18.493cm"/>
      <draw:page-thumbnail draw:layer="backgroundobjects" svg:width="3.963cm" svg:height="7.047cm" svg:x="13.96cm" svg:y="2.397cm"/>
      <draw:page-thumbnail draw:layer="backgroundobjects" svg:width="3.963cm" svg:height="7.047cm" svg:x="13.96cm" svg:y="10.445cm"/>
      <draw:page-thumbnail draw:layer="backgroundobjects" svg:width="3.963cm" svg:height="7.047cm" svg:x="13.96cm" svg:y="18.493cm"/>
    </style:handout-master>
    <style:master-page style:name="Predeterminado" style:page-layout-name="PM1" draw:style-name="Mdp1">
      <draw:frame presentation:style-name="Predeterminado-title" draw:layer="backgroundobjects" svg:width="25.198cm" svg:height="2.63cm" svg:x="1.399cm" svg:y="0.628cm" presentation:class="title" presentation:placeholder="true">
        <draw:text-box/>
      </draw:frame>
      <draw:frame presentation:style-name="Predeterminad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4T13:07:52.906183833</meta:creation-date>
    <dc:date>2023-06-28T14:45:27.217900368</dc:date>
    <meta:editing-duration>PT14H35M11S</meta:editing-duration>
    <meta:editing-cycles>8</meta:editing-cycles>
    <meta:generator>LibreOffice/7.3.7.2$Linux_X86_64 LibreOffice_project/30$Build-2</meta:generator>
    <meta:document-statistic meta:object-count="218"/>
  </office:meta>
</office:document-meta>
</file>